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NodeMapImpl.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NodeMapImpl.findNamePoint( String namespaceURI , String 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NamedNodeMapImpl.ge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NodeMapImpl.getNamedItem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amedNodeMapImpl.addItem( Node ar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amedNodeMapImpl.getItem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dNodeMapImpl.cloneContent( NamedNodeMapImpl srcm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amedNodeMapImpl.getNamedItemNS( String namespace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NodeMapImpl.has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NodeMapImpl.removeNamedItemNS( String namespaceURI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amedNodeMapImpl.cloneMap( ArrayList 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amedNodeMapImpl.hasDefaults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NodeMapImpl.removeItem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dNodeMapImpl.readObject( Object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dNodeMapImpl.changed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NodeMapImpl.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NodeMapImpl.removeNamedItem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amedNodeMapImpl.NamedNodeMapImpl( NodeImpl owner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NodeMapImpl.setNamedItemNS( Node ar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NamedNodeMapImpl.setNamedItem( Node ar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NamedNodeMapImpl.findNamePoint( String name , int star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NamedNodeMapImpl.getNamedItemIndex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NodeMapImpl.item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NodeMapImpl.precedes( Node a , Node 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medNodeMapImpl.remove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dNodeMapImpl.isReadOnly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NodeMapImpl.setReadOnly( boolean readOnly , boolean dee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dNodeMapImpl.writeObject( Object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amedNodeMapImpl.setOwnerDocument( CoreDocumentImpl d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dNodeMapImpl.cloneMap( NodeImpl owner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dNodeMapImpl.get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